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5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1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1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1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1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1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working encryption and decryption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11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15" table:number-rows-spanned="1">
            <text:p>toggle file encrypted and decrypted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 table:number-rows-repeated="7">
          <table:table-cell table:number-columns-repeated="2"/>
          <table:table-cell table:style-name="ce11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52])" office:value-type="float" office:value="151" calcext:value-type="float">
            <text:p>151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54]-[.B53]" office:value-type="float" office:value="24" calcext:value-type="float">
            <text:p>24</text:p>
          </table:table-cell>
          <table:table-cell table:style-name="ce5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5" table:number-columns-repeated="4"/>
          <table:table-cell table:number-columns-repeated="1017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7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7" office:value-type="string" calcext:value-type="string">
            <text:p>Known Bugs</text:p>
          </table:table-cell>
          <table:table-cell table:style-name="ce7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6" office:value-type="string" calcext:value-type="string" table:number-columns-spanned="9" table:number-rows-spanned="1">
            <text:p>Notification &amp; Alert sometimes don‘t disappear (after refresh they are gone)</text:p>
          </table:table-cell>
          <table:covered-table-cell table:number-columns-repeated="8" table:style-name="ce5"/>
        </table:table-row>
        <table:table-row table:style-name="ro1">
          <table:table-cell table:style-name="ce6" office:value-type="string" calcext:value-type="string" table:number-columns-spanned="9" table:number-rows-spanned="1">
            <text:p>Sometimes random connection timeout with the backend happen</text:p>
          </table:table-cell>
          <table:covered-table-cell table:number-columns-repeated="8" table:style-name="ce5"/>
        </table:table-row>
        <table:table-row table:style-name="ro1">
          <table:table-cell table:style-name="ce6" office:value-type="string" calcext:value-type="string" table:number-columns-spanned="9" table:number-rows-spanned="1">
            <text:p>Website is not fully responsive. Problems with max height and background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.00.0000</text:date>, <text:time style:data-style-name="N2" text:time-value="10:22:06.6782097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2T10:24:44.003839338</dc:date>
    <meta:editing-duration>P1DT51M44S</meta:editing-duration>
    <meta:editing-cycles>96</meta:editing-cycles>
    <meta:generator>LibreOffice/6.0.7.3$Linux_X86_64 LibreOffice_project/00m0$Build-3</meta:generator>
    <meta:document-statistic meta:table-count="3" meta:cell-count="131" meta:object-count="0"/>
  </office:meta>
</office:document-meta>
</file>